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34c" officeooo:paragraph-rsid="0001434c"/>
    </style:style>
    <style:style style:name="P2" style:family="paragraph" style:parent-style-name="Standard">
      <style:text-properties fo:font-weight="bold" officeooo:rsid="0001434c" officeooo:paragraph-rsid="0001434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s for good model</text:p>
      <text:p text:style-name="P1"/>
      <text:p text:style-name="P2">Registration:</text:p>
      <text:p text:style-name="P1">Convergence and failure criterion:</text:p>
      <text:p text:style-name="P1"/>
      <text:p text:style-name="P1">Epsilon: 0.001</text:p>
      <text:p text:style-name="P1">max_iter=50</text:p>
      <text:p text:style-name="P1">min overlap=10</text:p>
      <text:p text:style-name="P1">max fitness=0.1</text:p>
      <text:p text:style-name="P1"/>
      <text:p text:style-name="P1">Correspondence rejection:</text:p>
      <text:p text:style-name="P1">Factor: 9.00</text:p>
      <text:p text:style-name="P1">Max angle: 90</text:p>
      <text:p text:style-name="P1"/>
      <text:p text:style-name="P2">Integration:</text:p>
      <text:p text:style-name="P1"/>
      <text:p text:style-name="P1">Averaging:</text:p>
      <text:p text:style-name="P1">max squared distance: 0.1</text:p>
      <text:p text:style-name="P1">max angle: 90</text:p>
      <text:p text:style-name="P1">max age: 90</text:p>
      <text:p text:style-name="P1">min directions: 5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0:06:37.495021829</meta:creation-date>
    <dc:date>2017-09-06T10:12:02.134987142</dc:date>
    <meta:editing-duration>P0D</meta:editing-duration>
    <meta:editing-cycles>1</meta:editing-cycles>
    <meta:document-statistic meta:table-count="0" meta:image-count="0" meta:object-count="0" meta:page-count="1" meta:paragraph-count="16" meta:word-count="38" meta:character-count="261" meta:non-whitespace-character-count="239"/>
    <meta:generator>LibreOffice/4.2.7.2$Linux_X86_64 LibreOffice_project/420m0$Build-2</meta:generator>
  </office:meta>
</office:document-meta>
</file>